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vertical-align="middle" fo:background-color="#FFFF00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middle" fo:background-color="#C6E0B4" style:repeat-content="false"/>
      <style:paragraph-properties fo:text-align="center"/>
    </style:style>
    <style:style style:name="ce7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861111111111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04611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/>
          <table:table-cell table:style-name="ce1"/>
          <table:table-cell office:value-type="string" table:style-name="ce3">
            <text:p>Enter measurement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1st print</text:p>
          </table:table-cell>
          <table:table-cell table:style-name="ce1"/>
          <table:table-cell office:value-type="string" table:style-name="ce4">
            <text:p>2nd pri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B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C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D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E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F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office:value-type="float" office:value="60" table:style-name="ce5">
            <text:p>60.00</text:p>
          </table:table-cell>
          <table:table-cell office:value-type="string" table:style-name="ce1">
            <text:p>mm</text:p>
          </table:table-cell>
          <table:table-cell table:number-columns-repeated="16378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Results</text:p>
          </table:table-cell>
          <table:table-cell table:style-name="ce1"/>
          <table:table-cell office:value-type="string" table:style-name="ce3">
            <text:p>Result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I (XY)</text:p>
          </table:table-cell>
          <table:table-cell office:value-type="float" office:value="0" table:formula="of:=([.C3]^2-[.C4]^2)/([.C3]^2+[.C4]^2)" table:style-name="ce6">
            <text:p>0.000</text:p>
          </table:table-cell>
          <table:table-cell table:style-name="ce1"/>
          <table:table-cell office:value-type="float" office:value="0" table:formula="of:=[.C12]+([.E3]^2-[.E4]^2)/([.E3]^2+[.E4]^2)" table:style-name="ce6">
            <text:p>0.0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J (XZ)</text:p>
          </table:table-cell>
          <table:table-cell office:value-type="float" office:value="0" table:formula="of:=([.C5]^2-[.C6]^2)/([.C5]^2+[.C6]^2)" table:style-name="ce6">
            <text:p>0.000</text:p>
          </table:table-cell>
          <table:table-cell table:style-name="ce1"/>
          <table:table-cell office:value-type="float" office:value="0" table:formula="of:=([.C13]+[.E5]^2-[.E6]^2)/([.E5]^2+[.E6]^2)" table:style-name="ce6">
            <text:p>0.0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K (YZ)</text:p>
          </table:table-cell>
          <table:table-cell office:value-type="float" office:value="0" table:formula="of:=([.C7]^2-[.C8]^2)/([.C7]^2+[.C8]^2)" table:style-name="ce6">
            <text:p>0.000</text:p>
          </table:table-cell>
          <table:table-cell table:style-name="ce1"/>
          <table:table-cell office:value-type="float" office:value="0" table:formula="of:=[.C14]+([.E7]^2-[.E8]^2)/([.E7]^2+[.E8]^2)" table:style-name="ce6">
            <text:p>0.000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4">
            <text:p>Steps:</text:p>
          </table:table-cell>
          <table:table-cell office:value-type="string" table:style-name="ce7">
            <text:p>prin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7">
            <text:p>measure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7">
            <text:p>enter to the 1st column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7">
            <text:p>set results to printe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Optional steps:</text:p>
          </table:table-cell>
          <table:table-cell office:value-type="string" table:style-name="ce7">
            <text:p>print again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7">
            <text:p>measure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7">
            <text:p>enter to the 2nd column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7">
            <text:p>set results from the 2nd column</text:p>
          </table:table-cell>
          <table:table-cell table:number-columns-repeated="1638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my me</dc:creator>
    <dc:date>2023-09-15T13:48:39Z</dc:date>
  </office:meta>
</office:document-meta>
</file>